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ListenerEndpointRegistryTests.createWithNullEndpoi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EndpointRegistryTests.createWithNull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EndpointRegistryTests.createWithDuplicateEndpoi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ListenerEndpointRegistryTests.createWithNullContai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ListenerEndpointRegistryTests.createEndpoint( String id ,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